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WenQuanYi Micro Hei" style:font-name-complex="Lohit Hind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cept I</text:p>
      <text:list xml:id="list1360994519" text:style-name="L1">
        <text:list-item>
          <text:p text:style-name="P1">water particles</text:p>
        </text:list-item>
        <text:list-item>
          <text:p text:style-name="P1">2 possible states:</text:p>
          <text:list>
            <text:list-item>
              <text:p text:style-name="P1">adsorbed <text:span text:style-name="T1">–</text:span><text:span text:style-name="T2"> participates in reactions</text:span></text:p>
            </text:list-item>
            <text:list-item>
              <text:p text:style-name="P1">free <text:span text:style-name="T1">– flow</text:span></text:p>
            </text:list-item>
          </text:list>
        </text:list-item>
        <text:list-item>
          <text:p text:style-name="P1">if particle is free it can move switch streamline, or go one step further/backwards</text:p>
        </text:list-item>
        <text:list-item>
          <text:p text:style-name="P1">matrix defines probabilities of switching between states</text:p>
        </text:list-item>
      </text:list>
      <text:p text:style-name="Standard"/>
      <text:p text:style-name="Standard">Concept II</text:p>
      <text:list xml:id="list999787401" text:style-name="L3">
        <text:list-item>
          <text:p text:style-name="P2">random travel function</text:p>
        </text:list-item>
        <text:list-item>
          <text:p text:style-name="P2">water enters streamlines</text:p>
        </text:list-item>
        <text:list-item>
          <text:p text:style-name="P2">at different depths probability exists to switch to different streaml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4:19:23</meta:creation-date>
    <dc:date>2012-04-11T17:02:25</dc:date>
    <meta:editing-duration>PT31M46S</meta:editing-duration>
    <meta:editing-cycles>9</meta:editing-cycles>
    <meta:generator>LibreOffice/3.4$Unix LibreOffice_project/340m1$Build-402</meta:generator>
    <meta:document-statistic meta:table-count="0" meta:image-count="0" meta:object-count="0" meta:page-count="1" meta:paragraph-count="11" meta:word-count="63" meta:character-count="365" meta:non-whitespace-character-count="322"/>
  </office:meta>
</office:document-meta>
</file>